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28dd" officeooo:paragraph-rsid="001428dd"/>
    </style:style>
    <style:style style:name="P2" style:family="paragraph" style:parent-style-name="Standard">
      <style:text-properties officeooo:rsid="001428dd" officeooo:paragraph-rsid="00144e89"/>
    </style:style>
    <style:style style:name="P3" style:family="paragraph" style:parent-style-name="Standard">
      <style:text-properties officeooo:rsid="0014dc94" officeooo:paragraph-rsid="0014dc94"/>
    </style:style>
    <style:style style:name="P4" style:family="paragraph" style:parent-style-name="Standard">
      <style:text-properties style:font-name="Minion Pro" fo:font-size="11pt" officeooo:rsid="0001f9f2" officeooo:paragraph-rsid="0016c504" style:font-size-asian="11pt" style:font-size-complex="11pt"/>
    </style:style>
    <style:style style:name="P5" style:family="paragraph" style:parent-style-name="Standard">
      <style:text-properties fo:font-variant="normal" fo:text-transform="none" fo:color="#000000" loext:opacity="100%" style:font-name="Minion Pro" fo:font-size="11pt" fo:letter-spacing="normal" fo:font-style="normal" fo:font-weight="normal" officeooo:rsid="0001f9f2" officeooo:paragraph-rsid="0016c504" style:font-size-asian="11pt" style:font-size-complex="11pt"/>
    </style:style>
    <style:style style:name="P6" style:family="paragraph" style:parent-style-name="Standard">
      <style:text-properties fo:font-size="11pt" officeooo:rsid="001428dd" officeooo:paragraph-rsid="0016c504" style:font-size-asian="11pt" style:font-size-complex="11pt"/>
    </style:style>
    <style:style style:name="P7" style:family="paragraph" style:parent-style-name="Standard">
      <style:text-properties fo:font-size="11pt" officeooo:rsid="001428dd" officeooo:paragraph-rsid="001428dd" style:font-size-asian="11pt" style:font-size-complex="11pt"/>
    </style:style>
    <style:style style:name="P8" style:family="paragraph" style:parent-style-name="Standard">
      <style:text-properties fo:font-size="11pt" officeooo:rsid="001428dd" officeooo:paragraph-rsid="00144e89" style:font-size-asian="11pt" style:font-size-complex="11pt"/>
    </style:style>
    <style:style style:name="P9" style:family="paragraph" style:parent-style-name="Standard">
      <style:paragraph-properties fo:margin-left="0.4925in" fo:margin-right="0in" fo:text-indent="0in" style:auto-text-indent="false"/>
      <style:text-properties fo:font-size="11pt" officeooo:rsid="001428dd" officeooo:paragraph-rsid="00144e89" style:font-size-asian="11pt" style:font-size-complex="11pt"/>
    </style:style>
    <style:style style:name="P10" style:family="paragraph" style:parent-style-name="Standard">
      <style:paragraph-properties fo:margin-left="0.4925in" fo:margin-right="0in" fo:text-indent="0in" style:auto-text-indent="false"/>
      <style:text-properties fo:font-size="11pt" officeooo:rsid="00144e89" officeooo:paragraph-rsid="00144e89" style:font-size-asian="11pt" style:font-size-complex="11pt"/>
    </style:style>
    <style:style style:name="P11" style:family="paragraph" style:parent-style-name="Standard">
      <style:text-properties fo:font-size="11pt" officeooo:rsid="00144e89" officeooo:paragraph-rsid="00144e89" style:font-size-asian="11pt" style:font-size-complex="11pt"/>
    </style:style>
    <style:style style:name="P12" style:family="paragraph" style:parent-style-name="Standard">
      <style:text-properties fo:font-size="11pt" officeooo:rsid="0014dc94" officeooo:paragraph-rsid="00144e89" style:font-size-asian="11pt" style:font-size-complex="11pt"/>
    </style:style>
    <style:style style:name="P13" style:family="paragraph" style:parent-style-name="Standard">
      <style:text-properties fo:font-size="11pt" officeooo:rsid="0014dc94" officeooo:paragraph-rsid="0014dc94" style:font-size-asian="11pt" style:font-size-complex="11pt"/>
    </style:style>
    <style:style style:name="P14" style:family="paragraph" style:parent-style-name="Standard">
      <style:text-properties fo:font-size="11pt" officeooo:rsid="00186fd3" officeooo:paragraph-rsid="00189bb0" style:font-size-asian="11pt" style:font-size-complex="11pt"/>
    </style:style>
    <style:style style:name="P15" style:family="paragraph" style:parent-style-name="Standard">
      <style:text-properties fo:font-size="11pt" fo:font-weight="bold" officeooo:rsid="0016c504" officeooo:paragraph-rsid="0016c504" style:font-size-asian="11pt" style:font-weight-asian="bold" style:font-size-complex="11pt" style:font-weight-complex="bold"/>
    </style:style>
    <style:style style:name="P16" style:family="paragraph" style:parent-style-name="Standard">
      <style:text-properties fo:font-size="11pt" fo:font-weight="bold" officeooo:rsid="00189bb0" officeooo:paragraph-rsid="0016c504" style:font-size-asian="11pt" style:font-weight-asian="bold" style:font-size-complex="11pt" style:font-weight-complex="bold"/>
    </style:style>
    <style:style style:name="P17" style:family="paragraph" style:parent-style-name="Standard">
      <style:text-properties fo:font-size="11pt" fo:font-weight="bold" officeooo:rsid="00189bb0" officeooo:paragraph-rsid="00189bb0" style:font-size-asian="11pt" style:font-weight-asian="bold" style:font-size-complex="11pt" style:font-weight-complex="bold"/>
    </style:style>
    <style:style style:name="P18" style:family="paragraph" style:parent-style-name="Standard">
      <style:text-properties fo:font-size="11pt" fo:font-weight="normal" officeooo:rsid="00186fd3" officeooo:paragraph-rsid="00189bb0"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44e89" style:font-style-asian="normal" style:font-style-complex="normal"/>
    </style:style>
    <style:style style:name="T4" style:family="text">
      <style:text-properties fo:font-style="normal" officeooo:rsid="0014dc94" style:font-style-asian="normal" style:font-style-complex="normal"/>
    </style:style>
    <style:style style:name="T5" style:family="text">
      <style:text-properties fo:font-style="normal" officeooo:rsid="001428dd" style:font-style-asian="normal" style:font-style-complex="normal"/>
    </style:style>
    <style:style style:name="T6" style:family="text">
      <style:text-properties officeooo:rsid="00144e89"/>
    </style:style>
    <style:style style:name="T7" style:family="text">
      <style:text-properties officeooo:rsid="0016c504"/>
    </style:style>
    <style:style style:name="T8" style:family="text">
      <style:text-properties fo:font-variant="normal" fo:text-transform="none" fo:color="#000000" loext:opacity="100%" style:font-name="Minion Pro" fo:font-size="12pt" fo:letter-spacing="normal" fo:font-style="normal" fo:font-weight="normal" officeooo:rsid="0001f9f2" style:font-size-asian="12pt" style:font-size-complex="12pt"/>
    </style:style>
    <style:style style:name="T9" style:family="text">
      <style:text-properties fo:font-variant="normal" fo:text-transform="none" fo:color="#000000" loext:opacity="100%" style:font-name="Minion Pro" fo:letter-spacing="normal" fo:font-style="normal" fo:font-weight="normal" officeooo:rsid="0001f9f2"/>
    </style:style>
    <style:style style:name="T10" style:family="text">
      <style:text-properties officeooo:rsid="00186fd3"/>
    </style:style>
    <style:style style:name="T11" style:family="text">
      <style:text-properties style:font-name="Liberation Sans" officeooo:rsid="00186fd3"/>
    </style:style>
    <style:style style:name="T12" style:family="text">
      <style:text-properties style:font-name="Liberation Sans" fo:font-style="normal" style:font-style-asian="normal" style:font-style-complex="normal"/>
    </style:style>
    <style:style style:name="T13" style:family="text">
      <style:text-properties fo:font-size="11pt" style:font-size-asian="11pt" style:font-size-complex="11pt"/>
    </style:style>
    <style:style style:name="T14" style:family="text">
      <style:text-properties fo:font-size="11pt" officeooo:rsid="00144e89" style:font-size-asian="11pt" style:font-size-complex="11pt"/>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font-size="11pt" fo:font-style="normal" officeooo:rsid="001428dd" style:font-size-asian="11pt" style:font-style-asian="normal" style:font-size-complex="11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ian University for Women</text:p>
      <text:p text:style-name="P5">PPE2020 Research Methods</text:p>
      <text:p text:style-name="P5">Fall 2023</text:p>
      <text:p text:style-name="P6"><text:span text:style-name="T9">Prof. Richard Sherman</text:span><text:span text:style-name="T7"> </text:span></text:p>
      <text:p text:style-name="P6"/>
      <text:p text:style-name="P15">Data for the course</text:p>
      <text:p text:style-name="P16"/>
      <text:p text:style-name="P17"><text:span text:style-name="T2">(I)</text:span></text:p>
      <text:p text:style-name="P18"><text:span text:style-name="T2">The </text:span><text:span text:style-name="T1">gss18A</text:span><text:span text:style-name="T2"> dataset, which we will use with the </text:span><text:span text:style-name="T12">PSPP</text:span><text:span text:style-name="T2"> program, contains a small subset of the </text:span><text:span text:style-name="T1">General Social Survey</text:span><text:span text:style-name="T2"> of 2018. The </text:span><text:span text:style-name="T1">General Social Survey</text:span><text:span text:style-name="T2"> is an annual survey of a representative population of people in the United States. It contains individual-level responses to survey questions about people’s age, sex, race, etc., and opinions on social issues. We will use it (1) because it is an easy introduction to statistics and (2) it is more convenient than </text:span><text:span text:style-name="T12">R</text:span><text:span text:style-name="T2"> for cross-tabulation, the first statistical operation we will study.</text:span></text:p>
      <text:p text:style-name="P16"/>
      <text:p text:style-name="P17">(II)</text:p>
      <text:p text:style-name="P17"/>
      <text:p text:style-name="P6">The<text:span text:style-name="T1"> wdi </text:span>dataset, <text:span text:style-name="T10">which we will use with the </text:span><text:span text:style-name="T11">R</text:span><text:span text:style-name="T10"> language,</text:span> combines: </text:p>
      <text:p text:style-name="P7"/>
      <text:p text:style-name="P1"><text:span text:style-name="T13">1. </text:span><text:span text:style-name="T14">A</text:span><text:span text:style-name="T13"> subset of the World Bank’s </text:span><text:span text:style-name="T15">World Development Indicators</text:span><text:span text:style-name="T16">, which includes a range of economic, development, and policy indicators (</text:span><text:a xlink:type="simple" xlink:href="https://databank.worldbank.org/source/world-development-indicators" text:style-name="Internet_20_link" text:visited-style-name="Visited_20_Internet_20_Link"><text:span text:style-name="T16">https://databank.worldbank.org/source/world-development-indicators</text:span></text:a><text:span text:style-name="T16">#)</text:span></text:p>
      <text:p text:style-name="P7"><text:span text:style-name="T2"/></text:p>
      <text:p text:style-name="P8"><text:span text:style-name="T2">2. Four variables from the </text:span><text:span text:style-name="T1">Polity5</text:span><text:span text:style-name="T2"> dataset, which combine measures of a country’s political regime type to indicate its level of democracy.</text:span></text:p>
      <text:p text:style-name="P9"><text:span text:style-name="T2">The</text:span><text:span text:style-name="T1"> polity</text:span><text:span text:style-name="T2"> variable ranges from -10 to +10, indicating higher degrees of democracy. </text:span></text:p>
      <text:p text:style-name="P9"><text:span text:style-name="T2">The</text:span><text:span text:style-name="T1"> dem</text:span><text:span text:style-name="T2"> variable is a dummy (1/0) variable indicating that the</text:span><text:span text:style-name="T1"> polity</text:span><text:span text:style-name="T2"> score is 6 or higher. </text:span></text:p>
      <text:p text:style-name="P9"><text:span text:style-name="T3">T</text:span><text:span text:style-name="T2">he</text:span><text:span text:style-name="T1"> aut</text:span><text:span text:style-name="T2"> variable is a dummy (1/0) variable indicating that the</text:span><text:span text:style-name="T1"> polity</text:span><text:span text:style-name="T2"> score is -</text:span><text:span text:style-name="T3">6 or lower.</text:span></text:p>
      <text:p text:style-name="P10"><text:span text:style-name="T3">T</text:span><text:span text:style-name="T2">he </text:span><text:span text:style-name="T1">ano</text:span><text:span text:style-name="T2"> (‘anocracy’) variable is a dummy (1/0) variable indicating that the polity score is from -5 to 5 inclusive.</text:span></text:p>
      <text:p text:style-name="P2"><text:span text:style-name="T16">(</text:span><text:a xlink:type="simple" xlink:href="https://www.systemicpeace.org/polityproject.html" text:style-name="Internet_20_link" text:visited-style-name="Visited_20_Internet_20_Link"><text:span text:style-name="T16">https://www.systemicpeace.org/polityproject.html</text:span></text:a><text:span text:style-name="T16">) </text:span></text:p>
      <text:p text:style-name="P11"><text:span text:style-name="T2"/></text:p>
      <text:p text:style-name="P11"><text:span text:style-name="T2">3. A </text:span><text:span text:style-name="T1">region</text:span><text:span text:style-name="T2"> variable indicating that the ‘country’ in the World Development Indicators data is a region (e.g., ‘Arab World’ or ‘East Asia’) rather than a country.</text:span></text:p>
      <text:p text:style-name="P11"><text:span text:style-name="T2"/></text:p>
      <text:p text:style-name="P11"><text:span text:style-name="T2">Apart from the </text:span><text:span text:style-name="T1">region</text:span><text:span text:style-name="T2">s, the </text:span><text:span text:style-name="T1">wdi</text:span><text:span text:style-name="T2"> data is measured at the country-year level. That means that every observation (row in the dataset) is a single country in a single year. The time coverage is 1960-2002.</text:span></text:p>
      <text:p text:style-name="P11"><text:span text:style-name="T2"/></text:p>
      <text:p text:style-name="P11"><text:span text:style-name="T2">Not all country-year-variable combinations exist in the dataset. Those that are missing are called NA in the R language. A value might be missing because, for example, the country did not exist or was not measured by the World Bank in a given year (e.g., Bangladesh before 1971, Russia before 1991), or it might be missing for another reason (e.g., the variable was not measured in a given year or a particular country). </text:span><text:span text:style-name="T4">You need to get used to the fact that datasets contain missing data.</text:span></text:p>
      <text:p text:style-name="P12"><text:span text:style-name="T4"/></text:p>
      <text:p text:style-name="P3"><text:span text:style-name="T16">Each of the World Development Indicators variables appears in the dataset twice: once using the convenient name that I have given it, and once using the less-convenient name that the World Bank uses internally. To learn more about the meaning and definition of the World Bank variables, you can find them listed alphabetically by their variable labels at </text:span><text:a xlink:type="simple" xlink:href="https://databank.worldbank.org/source/world-development-indicators" text:style-name="Internet_20_link" text:visited-style-name="Visited_20_Internet_20_Link"><text:span text:style-name="T17">https://databank.worldbank.org/source/world-development-indicators</text:span></text:a><text:span text:style-name="T17">#. </text:span><text:span text:style-name="T16">To learn more about the definition of the Polity5 variables, you can read about them at </text:span><text:a xlink:type="simple" xlink:href="https://www.systemicpeace.org/inscr/p5manualv2018.pdf" text:style-name="Internet_20_link" text:visited-style-name="Visited_20_Internet_20_Link"><text:span text:style-name="T16">https://www.systemicpeace.org/inscr/p5manualv2018.pdf</text:span></text:a><text:span text:style-name="T16">.</text:span></text:p>
      <text:p text:style-name="P13"><text:span text:style-name="T2"/></text:p>
      <text:p text:style-name="P14"><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nion Pro" svg:font-family="'Minion Pro'"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7-20T12:51:52.402295929</meta:creation-date>
    <dc:date>2023-07-20T16:22:19.506855820</dc:date>
    <meta:editing-duration>PT3H30M25S</meta:editing-duration>
    <meta:editing-cycles>6</meta:editing-cycles>
    <meta:generator>LibreOffice/7.3.1.3$MacOSX_X86_64 LibreOffice_project/a69ca51ded25f3eefd52d7bf9a5fad8c90b87951</meta:generator>
    <meta:document-statistic meta:table-count="0" meta:image-count="0" meta:object-count="0" meta:page-count="1" meta:paragraph-count="20" meta:word-count="453" meta:character-count="2896" meta:non-whitespace-character-count="2458"/>
  </office:meta>
</office:document-meta>
</file>